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ourier New'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7.81cm" style:use-optimal-column-width="false"/>
    </style:style>
    <style:style style:name="co2" style:family="table-column">
      <style:table-column-properties style:column-width="6.485cm" style:use-optimal-column-width="false"/>
    </style:style>
    <style:style style:name="co3" style:family="table-column">
      <style:table-column-properties style:column-width="13.705cm" style:use-optimal-column-width="false"/>
    </style:style>
    <style:style style:name="ro1" style:family="table-row">
      <style:table-row-properties style:row-height="1.228cm"/>
    </style:style>
    <style:style style:name="ro2" style:family="table-row">
      <style:table-row-properties style:row-height="0.967cm"/>
    </style:style>
    <style:style style:name="ro3" style:family="table-row">
      <style:table-row-properties style:row-height="0.6cm"/>
    </style:style>
    <style:style style:name="ce1" style:family="table-cell"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text-properties fo:font-size="16pt" fo:font-weight="bold" style:font-size-asian="16pt" style:font-weight-asian="bold" style:font-size-complex="16pt" style:font-weight-complex="bold"/>
    </style:style>
    <style:style style:name="ce3" style:family="table-cell">
      <style:text-properties fo:font-size="16pt" style:font-size-asian="16pt" style:font-size-complex="16pt"/>
    </style:style>
    <style:style style:name="ce4" style:family="table-cell">
      <loext:graphic-properties draw:fill="gradient" draw:fill-gradient-name="Tango_20_Yellow"/>
      <style:text-properties fo:font-size="16pt" fo:font-weight="bold" style:font-size-asian="16pt" style:font-weight-asian="bold" style:font-size-complex="16pt" style:font-weight-complex="bold"/>
    </style:style>
    <style:style style:name="ce5" style:family="table-cell">
      <loext:graphic-properties draw:fill="gradient" draw:fill-gradient-name="Tango_20_Yellow"/>
      <style:text-properties fo:font-size="16pt" style:font-size-asian="16pt" style:font-size-complex="16pt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6pt" style:font-size-asian="16pt" style:font-size-complex="16pt"/>
    </style:style>
    <style:style style:name="P4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use-window-font-color="true" style:font-name="Liberation Serif" fo:font-size="6pt" fo:language="en" fo:country="US" style:letter-kerning="true" style:font-name-asian="Lohit Devanagari" style:font-size-asian="6pt" style:language-asian="hi" style:country-asian="IN" style:font-size-complex="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7.999cm" svg:height="15.653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Tool</text:p>
              </table:table-cell>
              <table:table-cell>
                <text:p text:style-name="P1"><text:s/>Database/Source</text:p>
              </table:table-cell>
              <table:table-cell>
                <text:p text:style-name="P1">Enrichment tests</text:p>
              </table:table-cell>
            </table:table-row>
            <table:table-row table:style-name="ro2" table:default-cell-style-name="ce3">
              <table:table-cell table:style-name="ce2">
                <text:p text:style-name="P2">Metaboanalyst</text:p>
              </table:table-cell>
              <table:table-cell>
                <text:p text:style-name="P3">KEGG, Pathbank</text:p>
              </table:table-cell>
              <table:table-cell>
                <text:p text:style-name="P3">KS test, Fisher’s, Pathway Topology, Mummichog</text:p>
              </table:table-cell>
            </table:table-row>
            <table:table-row table:style-name="ro2" table:default-cell-style-name="ce3">
              <table:table-cell table:style-name="ce2">
                <text:p text:style-name="P2">XCMS Online</text:p>
              </table:table-cell>
              <table:table-cell>
                <text:p text:style-name="P3">BioCyc</text:p>
              </table:table-cell>
              <table:table-cell>
                <text:p text:style-name="P3">Mummichog</text:p>
              </table:table-cell>
            </table:table-row>
            <table:table-row table:style-name="ro2" table:default-cell-style-name="ce3">
              <table:table-cell table:style-name="ce2">
                <text:p text:style-name="P2">3Omics</text:p>
              </table:table-cell>
              <table:table-cell>
                <text:p text:style-name="P3">KEGG, HumanCyc</text:p>
              </table:table-cell>
              <table:table-cell>
                <text:p text:style-name="P3">Hypergeometric</text:p>
              </table:table-cell>
            </table:table-row>
            <table:table-row table:style-name="ro2" table:default-cell-style-name="ce3">
              <table:table-cell table:style-name="ce2">
                <text:p text:style-name="P2">IMPaLA</text:p>
              </table:table-cell>
              <table:table-cell>
                <text:p><text:span text:style-name="T1">11 (</text:span><text:span text:style-name="T2">KEGG, Reactome, BioCyc, WikiPathways, SMPDB,...</text:span><text:span text:style-name="T1">) </text:span></text:p>
              </table:table-cell>
              <table:table-cell>
                <text:p text:style-name="P3">Fisher’s, Wilcoxon</text:p>
              </table:table-cell>
            </table:table-row>
            <table:table-row table:style-name="ro2" table:default-cell-style-name="ce3">
              <table:table-cell table:style-name="ce2">
                <text:p text:style-name="P2">HumanCyc</text:p>
              </table:table-cell>
              <table:table-cell>
                <text:p text:style-name="P3">HumanCyc</text:p>
              </table:table-cell>
              <table:table-cell>
                <text:p text:style-name="P3">Fisher’s</text:p>
              </table:table-cell>
            </table:table-row>
            <table:table-row table:style-name="ro2" table:default-cell-style-name="ce3">
              <table:table-cell table:style-name="ce2">
                <text:p text:style-name="P2">Reactome</text:p>
              </table:table-cell>
              <table:table-cell>
                <text:p text:style-name="P3">Reactome</text:p>
              </table:table-cell>
              <table:table-cell>
                <text:p text:style-name="P3">Fisher’s</text:p>
              </table:table-cell>
            </table:table-row>
            <table:table-row table:style-name="ro2" table:default-cell-style-name="ce3">
              <table:table-cell table:style-name="ce2">
                <text:p text:style-name="P2">ConsensusPathDB</text:p>
              </table:table-cell>
              <table:table-cell>
                <text:p text:style-name="P3">ConsensusPathDB</text:p>
              </table:table-cell>
              <table:table-cell>
                <text:p text:style-name="P3">Fisher’s, Wilcoxon</text:p>
              </table:table-cell>
            </table:table-row>
            <table:table-row table:style-name="ro2" table:default-cell-style-name="ce3">
              <table:table-cell table:style-name="ce2">
                <text:p text:style-name="P2">PaintOmics 3</text:p>
              </table:table-cell>
              <table:table-cell>
                <text:p text:style-name="P3">KEGG</text:p>
              </table:table-cell>
              <table:table-cell>
                <text:p text:style-name="P3">Fisher’s</text:p>
              </table:table-cell>
            </table:table-row>
            <table:table-row table:style-name="ro2" table:default-cell-style-name="ce3">
              <table:table-cell table:style-name="ce2">
                <text:p text:style-name="P2">PathVisio 3 </text:p>
              </table:table-cell>
              <table:table-cell>
                <text:p text:style-name="P3">Wikipathways</text:p>
              </table:table-cell>
              <table:table-cell>
                <text:p text:style-name="P3">Hypergeometric</text:p>
              </table:table-cell>
            </table:table-row>
            <table:table-row table:style-name="ro2" table:default-cell-style-name="ce3">
              <table:table-cell table:style-name="ce2">
                <text:p text:style-name="P2">ChemRich</text:p>
              </table:table-cell>
              <table:table-cell>
                <text:p text:style-name="P3"><text:span text:style-name="T3">Chemical class from Classyfire</text:span></text:p>
              </table:table-cell>
              <table:table-cell>
                <text:p text:style-name="P3">KS test</text:p>
              </table:table-cell>
            </table:table-row>
            <table:table-row table:style-name="ro2" table:default-cell-style-name="ce3">
              <table:table-cell table:style-name="ce2">
                <text:p text:style-name="P2">MetaBox</text:p>
              </table:table-cell>
              <table:table-cell>
                <text:p text:style-name="P3">KEGG</text:p>
              </table:table-cell>
              <table:table-cell>
                <text:p text:style-name="P3">Hypergeometric, Chemical class enrichment</text:p>
              </table:table-cell>
            </table:table-row>
            <table:table-row table:style-name="ro2" table:default-cell-style-name="ce3">
              <table:table-cell table:style-name="ce2">
                <text:p text:style-name="P2">RaMP</text:p>
              </table:table-cell>
              <table:table-cell>
                <text:p text:style-name="P3"><text:span text:style-name="T1">4 (</text:span><text:span text:style-name="T4">KEGG, Wikipathways, HMDB, Reactome</text:span><text:span text:style-name="T1">)</text:span></text:p>
              </table:table-cell>
              <table:table-cell>
                <text:p text:style-name="P3">Fisher’s</text:p>
              </table:table-cell>
            </table:table-row>
            <table:table-row table:style-name="ro2" table:default-cell-style-name="ce5">
              <table:table-cell table:style-name="ce4">
                <text:p text:style-name="P2">Lipea</text:p>
              </table:table-cell>
              <table:table-cell>
                <text:p text:style-name="P3">KEGG</text:p>
              </table:table-cell>
              <table:table-cell>
                <text:p text:style-name="P3">Fisher’s</text:p>
              </table:table-cell>
            </table:table-row>
            <table:table-row table:style-name="ro2" table:default-cell-style-name="ce5">
              <table:table-cell table:style-name="ce4">
                <text:p text:style-name="P2">LION/Web</text:p>
              </table:table-cell>
              <table:table-cell>
                <text:p text:style-name="P3">LIpid ONtology</text:p>
              </table:table-cell>
              <table:table-cell>
                <text:p text:style-name="P3">KS test</text:p>
              </table:table-cell>
            </table:table-row>
            <table:table-row table:style-name="ro3" table:default-cell-style-name="ce5">
              <table:table-cell table:style-name="ce4">
                <text:p text:style-name="P2">Lipid Mini-on</text:p>
              </table:table-cell>
              <table:table-cell>
                <text:p text:style-name="P3"><text:span text:style-name="T5">Chemical class from regex</text:span></text:p>
              </table:table-cell>
              <table:table-cell>
                <text:p text:style-name="P3">Fisher’s, KS test, EASE, Hypergeometric, Wilcoxo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Courier New'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use-window-font-color="true" style:font-name="Liberation Mono" fo:font-family="'Liberation Mono', 'Courier New'" style:font-family-generic="roman" style:font-pitch="variable" fo:font-size="10pt" fo:language="en" fo:country="US" style:letter-kerning="true" style:font-name-asian="Liberation Mono1" style:font-family-asian="'Liberation Mono', 'Courier New'" style:font-pitch-asian="variable" style:font-size-asian="10pt" style:language-asian="hi" style:country-asian="IN"/>
    </style:style>
    <style:style style:name="Index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fo:font-style="italic" style:letter-kerning="true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7T11:59:46.940604533</meta:creation-date>
    <dc:date>2020-09-07T12:25:45.250426745</dc:date>
    <meta:editing-duration>PT3M48S</meta:editing-duration>
    <meta:editing-cycles>1</meta:editing-cycles>
    <meta:document-statistic meta:object-count="24"/>
    <meta:generator>LibreOffice/6.0.7.3$Linux_X86_64 LibreOffice_project/00m0$Build-3</meta:generator>
  </office:meta>
</office:document-meta>
</file>